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16987"/>
    </style:style>
    <style:style style:name="T19" style:family="text">
      <style:text-properties officeooo:rsid="0085f4cc"/>
    </style:style>
    <style:style style:name="T20" style:family="text">
      <style:text-properties officeooo:rsid="008705a0"/>
    </style:style>
    <style:style style:name="T21" style:family="text">
      <style:text-properties officeooo:rsid="00884a22"/>
    </style:style>
    <style:style style:name="T22" style:family="text">
      <style:text-properties officeooo:rsid="0089a0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9">Zvir | Zvir (Proto Baltic)</text:span></text:p>
      <text:p text:style-name="P4"><text:tab/><text:tab/><text:tab/><text:span text:style-name="T16">Adasol island</text:span></text:p>
      <text:p text:style-name="P4"><text:tab/><text:tab/><text:tab/><text:span text:style-name="T16">desert </text:span><text:span text:style-name="T19">nomads</text:span></text:p>
      <text:p text:style-name="P4"><text:tab/><text:tab/><text:tab/><text:tab/><text:span text:style-name="T20">bay </text:span><text:span text:style-name="T19">desert river oasis</text:span></text:p>
      <text:p text:style-name="P4"><text:tab/><text:tab/><text:tab/><text:span text:style-name="T16">East humid forests</text:span></text:p>
      <text:p text:style-name="P4"><text:tab/><text:tab/><text:span text:style-name="T21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22">Far northerners</text:span></text:p>
      <text:p text:style-name="P4"><text:tab/><text:tab/><text:span text:style-name="T16">South East Ghelond fores</text:span><text:span text:style-name="T17">ts, Cfb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17">Northeast Tepeheo Csa</text:span></text:p>
      <text:p text:style-name="P4"><text:tab/><text:tab/><text:span text:style-name="T17">Mideast Tepeheo arid coastal </text:span><text:span text:style-name="T18">settlers</text:span></text:p>
      <text:p text:style-name="P4"><text:soft-page-break/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4-10T21:22:26.316874915</dc:date>
    <meta:editing-duration>PT19H45M36S</meta:editing-duration>
    <meta:editing-cycles>67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29" meta:character-count="2391" meta:non-whitespace-character-count="2048"/>
  </office:meta>
</office:document-meta>
</file>